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5cc8a" officeooo:paragraph-rsid="0015cc8a"/>
    </style:style>
    <style:style style:name="P2" style:family="paragraph" style:parent-style-name="Heading_20_1">
      <style:text-properties officeooo:rsid="0015df6e" officeooo:paragraph-rsid="0015df6e"/>
    </style:style>
    <style:style style:name="P3" style:family="paragraph" style:parent-style-name="Text_20_body">
      <style:text-properties officeooo:rsid="0015df6e" officeooo:paragraph-rsid="0015df6e"/>
    </style:style>
    <style:style style:name="P4" style:family="paragraph" style:parent-style-name="Text_20_body">
      <style:text-properties officeooo:paragraph-rsid="0015df6e"/>
    </style:style>
    <style:style style:name="P5" style:family="paragraph" style:parent-style-name="Text_20_body">
      <style:text-properties fo:font-weight="bold" officeooo:rsid="0015df6e" officeooo:paragraph-rsid="0015df6e" style:font-weight-asian="bold" style:font-weight-complex="bold"/>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text-properties fo:font-weight="normal" officeooo:rsid="0015df6e" officeooo:paragraph-rsid="0015df6e" style:font-weight-asian="normal" style:font-weight-complex="normal"/>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text-properties officeooo:paragraph-rsid="0015df6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7">
      <style:paragraph-properties fo:margin-top="0cm" fo:margin-bottom="0cm" style:contextual-spacing="false"/>
    </style:style>
    <style:style style:name="T1" style:family="text">
      <style:text-properties officeooo:rsid="0015df6e"/>
    </style:style>
    <style:style style:name="T2" style:family="text">
      <style:text-properties fo:font-weight="normal" style:font-weight-asian="normal" style:font-weight-complex="normal"/>
    </style:style>
    <style:style style:name="T3" style:family="text">
      <style:text-properties fo:font-weight="normal" officeooo:rsid="0015df6e"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1. Bright Data</text:h>
      <text:p text:style-name="P4"/>
      <text:p text:style-name="P4"><text:span text:style-name="T1">Bright Data </text:span>is a web data platform that provides proxy services and web data solutions. Its proxy solutions include residential, data centers, ISP, and mobile proxies. Also, advanced proxy solutions such as web unlocker, SERP API &amp; scraping browsers are available.</text:p>
      <text:p text:style-name="P5">Top Features: </text:p>
      <text:list xml:id="list2911541423" text:style-name="L2">
        <text:list-item>
          <text:p text:style-name="P8">Residential proxies can target any country, city, carrier &amp; ASN and aim for 99.99% uptime </text:p>
        </text:list-item>
      </text:list>
      <text:list xml:id="list466574324" text:style-name="L1">
        <text:list-item>
          <text:p text:style-name="P7">It includes more than <text:span text:style-name="Strong_20_Emphasis">700,000 fully-compliant ISP proxies</text:span> with fast response times </text:p>
        </text:list-item>
        <text:list-item>
          <text:p text:style-name="P7">3G/4G/5G mobile proxy network can help you observe the web like mobile users. You can target any country, city, carrier &amp; ASN with a mobile proxy network feature as well. </text:p>
        </text:list-item>
        <text:list-item>
          <text:p text:style-name="P7">Proxy browser extension that can be used by <text:span text:style-name="Strong_20_Emphasis">one-click IP rotation</text:span> is available </text:p>
        </text:list-item>
        <text:list-item>
          <text:p text:style-name="P6">The proxy manager provides full control of user access, country targeting, and whitelisting &amp; blacklisting IPs </text:p>
        </text:list-item>
      </text:list>
      <text:p text:style-name="P5">Pricing: <text:span text:style-name="T2">Free trial is available.</text:span></text:p>
      <text:p text:style-name="P5"><text:span text:style-name="T2"/></text:p>
      <text:list xml:id="list1211947848" text:style-name="L4">
        <text:list-item>
          <text:p text:style-name="P11"><text:span text:style-name="Strong_20_Emphasis"><text:span text:style-name="T1">Proxy Network plans</text:span></text:span><text:span text:style-name="T3"> include pay-as-you-go, growth, business, &amp; enterprise plans. These plans include residential, data center, ISP &amp; mobile proxies, and pricing details depend on these. </text:span></text:p>
        </text:list-item>
      </text:list>
      <text:list xml:id="list3718737810" text:style-name="L3">
        <text:list-item>
          <text:p text:style-name="P10"><text:span text:style-name="Strong_20_Emphasis">Pay as you go plan</text:span> starts from $10.50/GB. It is for those who want to pay per use, and it depends on your usage. </text:p>
        </text:list-item>
        <text:list-item>
          <text:p text:style-name="P10"><text:span text:style-name="Strong_20_Emphasis">The growth plan</text:span> starts from $500 per month and it includes $8.92/GB for 56 GB traffic. </text:p>
        </text:list-item>
        <text:list-item>
          <text:p text:style-name="P9"><text:span text:style-name="Strong_20_Emphasis">The business plan</text:span> starts from $1,000 per month and it includes $7.87/GB for 127 GB traffic. For the enterprise plan's custom pricing, you can contact the sales. It includes a custom price per GB, unlimited scale, premium SLA &amp; free proxy manager. </text:p>
        </text:list-item>
      </text:list>
      <text:p text:style-name="P5"><text:span text:style-name="T2"/></text:p>
      <text:h text:style-name="P2" text:outline-level="1">2. Oxylabs</text:h>
      <text:p text:style-name="P3"/>
      <text:p text:style-name="P4"><text:span text:style-name="T1">Oxylabs </text:span>is a web data gathering &amp; among the <text:span text:style-name="Strong_20_Emphasis">best proxy to use</text:span> that provides various solutions for different industries &amp; use cases. Its proxy solutions include residential, data center, and advanced proxy solutions. </text:p>
      <text:p text:style-name="Text_20_body"><text:span text:style-name="Strong_20_Emphasis">Top features:</text:span></text:p>
      <text:list xml:id="list265394599" text:style-name="L5">
        <text:list-item>
          <text:p text:style-name="P13">100M+ Residential Proxies from all around the world </text:p>
        </text:list-item>
        <text:list-item>
          <text:p text:style-name="P13">State and city-level targeting includes 195 locations and provides country, city, and state-level geo-location targeting </text:p>
        </text:list-item>
        <text:list-item>
          <text:p text:style-name="P13"><text:soft-page-break/><text:span text:style-name="Strong_20_Emphasis">Unlimited concurrent sessions</text:span> are available, which can be useful to scale web scraping projects </text:p>
        </text:list-item>
        <text:list-item>
          <text:p text:style-name="P13">Mobile proxies include features like accessing IP addresses from real mobile devices, filtering IP addresses by country &amp; ASN, automatic IP rotation </text:p>
        </text:list-item>
        <text:list-item>
          <text:p text:style-name="P13">With <text:span text:style-name="Strong_20_Emphasis">rotating ISP proxies,</text:span> you can perform human-like scraping, use residential IPs, and benefit from extended sessions without interruptions </text:p>
        </text:list-item>
        <text:list-item>
          <text:p text:style-name="P12">Oxylabs' SOCKS5 proxy server can be suitable for traffic-intensive tasks with its unlimited bandwidth &amp; domains, concurrent sessions, and premium proxies </text:p>
        </text:list-item>
      </text:list>
      <text:p text:style-name="Text_20_body"><text:span text:style-name="Strong_20_Emphasis">Pricing:</text:span> Oxylabs has various pricing plans for its proxies &amp; advanced proxy solutions. </text:p>
      <text:list xml:id="list963970620" text:style-name="L6">
        <text:list-item>
          <text:p text:style-name="P15"><text:span text:style-name="Strong_20_Emphasis">Residential proxy plans</text:span> range from $15 to $800 per month. </text:p>
        </text:list-item>
        <text:list-item>
          <text:p text:style-name="P15"><text:span text:style-name="Strong_20_Emphasis">Mobile proxy plans</text:span> range from $22 to $850 per month. </text:p>
        </text:list-item>
        <text:list-item>
          <text:p text:style-name="P15"><text:span text:style-name="Strong_20_Emphasis">Rotating ISP proxy plans</text:span> range from $340 to $6,000 per month. </text:p>
        </text:list-item>
        <text:list-item>
          <text:p text:style-name="P15"><text:span text:style-name="Strong_20_Emphasis">Shared data center proxy plans</text:span> range from $50 to $300 per month. </text:p>
        </text:list-item>
        <text:list-item>
          <text:p text:style-name="P15"><text:span text:style-name="Strong_20_Emphasis">Dedicated data center proxy plans</text:span> range from $180 to $6,000 per month. </text:p>
        </text:list-item>
        <text:list-item>
          <text:p text:style-name="P15"><text:span text:style-name="Strong_20_Emphasis">SOCKS5 proxy plans</text:span> range from $15 to $180 per month. </text:p>
        </text:list-item>
        <text:list-item>
          <text:p text:style-name="P14"><text:span text:style-name="Strong_20_Emphasis">Web unblocker plans</text:span> range from $75 to $660 per month. A free trial for a week is available for this plan as well. </text:p>
        </text:list-item>
      </text:list>
      <text:h text:style-name="P2" text:outline-level="1">3. Proxyium</text:h>
      <text:p text:style-name="P4"/>
      <text:p text:style-name="P4"><text:span text:style-name="T1">Proxyium </text:span>is a free web proxy tool that allows users to browse fast and anonymously. The tool has a simple interface, which has a field for selecting a country and typing the URL you want to browse. </text:p>
      <text:p text:style-name="Text_20_body"><text:span text:style-name="Strong_20_Emphasis">Top features:</text:span></text:p>
      <text:list xml:id="list2184789490" text:style-name="L7">
        <text:list-item>
          <text:p text:style-name="P17">It secures online activity, concealing local IP addresses to ensure anonymous browsing on websites </text:p>
        </text:list-item>
        <text:list-item>
          <text:p text:style-name="P17">All websites, including non-SSL ones, are encrypted using SSL or authenticated and secure connections between networked computers </text:p>
        </text:list-item>
        <text:list-item>
          <text:p text:style-name="P17">The web proxy is compatible with all operating systems and offers unrestricted access across different OS environments </text:p>
        </text:list-item>
        <text:list-item>
          <text:p text:style-name="P17">It adheres to most modern web standards and ensures compliance with best practices and technical aspects of web page development </text:p>
        </text:list-item>
        <text:list-item>
          <text:p text:style-name="P16">You can share web pages effortlessly via a permalink to grant instant access to restricted sites without encountering blockers </text:p>
        </text:list-item>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5cc8a" officeooo:paragraph-rsid="0015cc8a"/>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Proxies<text:tab/><text:tab/>Daniel Carrasco Varga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7T20:00:30.969258699</meta:creation-date>
    <dc:date>2023-09-27T20:18:05.451228275</dc:date>
    <meta:editing-duration>PT7M24S</meta:editing-duration>
    <meta:editing-cycles>1</meta:editing-cycles>
    <meta:document-statistic meta:table-count="0" meta:image-count="0" meta:object-count="0" meta:page-count="2" meta:paragraph-count="39" meta:word-count="642" meta:character-count="3892" meta:non-whitespace-character-count="3284"/>
    <meta:generator>LibreOffice/7.3.7.2$Linux_X86_64 LibreOffice_project/30$Build-2</meta:generator>
  </office:meta>
</office:document-meta>
</file>